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Verdana" svg:font-family="Verdana, Geneva, Tahoma, Arial, Helvetica, sans-serif"/>
    <style:font-face style:name="arial" svg:font-family="arial"/>
    <style:font-face style:name="arial1" svg:font-family="arial, sans-serif"/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verdana" svg:font-family="verdana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verdana" officeooo:rsid="001cbe4f" officeooo:paragraph-rsid="001cbe4f"/>
    </style:style>
    <style:style style:name="P2" style:family="paragraph" style:parent-style-name="Standard">
      <style:text-properties style:font-name="verdana" officeooo:rsid="001cc859" officeooo:paragraph-rsid="001cc859"/>
    </style:style>
    <style:style style:name="P3" style:family="paragraph" style:parent-style-name="Standard">
      <style:text-properties style:font-name="verdana" fo:font-weight="bold" officeooo:rsid="001cc859" officeooo:paragraph-rsid="001cc859" style:font-weight-asian="bold" style:font-weight-complex="bold"/>
    </style:style>
    <style:style style:name="P4" style:family="paragraph" style:parent-style-name="Standard">
      <style:text-properties style:font-name="verdana" fo:font-weight="bold" officeooo:rsid="001cbe4f" officeooo:paragraph-rsid="001cbe4f" style:font-weight-asian="bold" style:font-weight-complex="bold"/>
    </style:style>
    <style:style style:name="P5" style:family="paragraph" style:parent-style-name="Standard">
      <style:text-properties style:font-name="verdana" fo:font-weight="bold" officeooo:rsid="001f7d01" officeooo:paragraph-rsid="001f7d01" style:font-weight-asian="bold" style:font-weight-complex="bold"/>
    </style:style>
    <style:style style:name="P6" style:family="paragraph" style:parent-style-name="Standard">
      <style:text-properties style:font-name="verdana" fo:font-weight="normal" officeooo:rsid="001f7d01" officeooo:paragraph-rsid="001f7d01" style:font-weight-asian="normal" style:font-weight-complex="normal"/>
    </style:style>
    <style:style style:name="P7" style:family="paragraph" style:parent-style-name="Standard">
      <style:text-properties style:font-name="verdana" fo:font-weight="normal" officeooo:rsid="0033df56" officeooo:paragraph-rsid="0033df56" style:font-weight-asian="normal" style:font-weight-complex="normal"/>
    </style:style>
    <style:style style:name="P8" style:family="paragraph" style:parent-style-name="Standard">
      <style:text-properties style:font-name="verdana" fo:font-weight="normal" officeooo:rsid="00340e87" officeooo:paragraph-rsid="00340e87" style:font-weight-asian="normal" style:font-weight-complex="normal"/>
    </style:style>
    <style:style style:name="P9" style:family="paragraph" style:parent-style-name="Standard">
      <style:text-properties style:font-name="verdana" officeooo:paragraph-rsid="0030ed9f"/>
    </style:style>
    <style:style style:name="P10" style:family="paragraph" style:parent-style-name="Text_20_body">
      <style:text-properties style:font-name="verdana"/>
    </style:style>
    <style:style style:name="P11" style:family="paragraph" style:parent-style-name="Text_20_body">
      <style:text-properties style:font-name="verdana" officeooo:rsid="001cc859" officeooo:paragraph-rsid="001cc859"/>
    </style:style>
    <style:style style:name="P12" style:family="paragraph" style:parent-style-name="Text_20_body">
      <style:text-properties style:font-name="verdana" officeooo:rsid="001db6a7" officeooo:paragraph-rsid="001db6a7"/>
    </style:style>
    <style:style style:name="P13" style:family="paragraph" style:parent-style-name="Text_20_body">
      <style:text-properties style:font-name="verdana" fo:font-weight="bold" style:font-weight-asian="bold" style:font-weight-complex="bold"/>
    </style:style>
    <style:style style:name="P14" style:family="paragraph" style:parent-style-name="Text_20_body">
      <style:text-properties style:font-name="verdana" fo:font-weight="bold" officeooo:rsid="001db6a7" officeooo:paragraph-rsid="001db6a7" style:font-weight-asian="bold" style:font-weight-complex="bold"/>
    </style:style>
    <style:style style:name="P15" style:family="paragraph" style:parent-style-name="Text_20_body">
      <style:text-properties style:font-name="verdana" fo:font-weight="bold" officeooo:rsid="00239a3d" officeooo:paragraph-rsid="00239a3d" style:font-weight-asian="bold" style:font-weight-complex="bold"/>
    </style:style>
    <style:style style:name="P16" style:family="paragraph" style:parent-style-name="Text_20_body">
      <style:text-properties style:font-name="verdana" fo:font-weight="bold" officeooo:rsid="0025437b" officeooo:paragraph-rsid="0025437b" style:font-weight-asian="bold" style:font-weight-complex="bold"/>
    </style:style>
    <style:style style:name="P17" style:family="paragraph" style:parent-style-name="Text_20_body">
      <style:text-properties style:font-name="verdana" fo:font-weight="bold" officeooo:rsid="0021706e" officeooo:paragraph-rsid="0021706e" style:font-weight-asian="bold" style:font-weight-complex="bold"/>
    </style:style>
    <style:style style:name="P18" style:family="paragraph" style:parent-style-name="Text_20_body">
      <style:text-properties style:font-name="verdana" fo:font-weight="bold" officeooo:rsid="002690f7" officeooo:paragraph-rsid="002690f7" style:font-weight-asian="bold" style:font-weight-complex="bold"/>
    </style:style>
    <style:style style:name="P19" style:family="paragraph" style:parent-style-name="Text_20_body">
      <style:text-properties style:font-name="verdana" fo:font-weight="bold" officeooo:rsid="00282173" officeooo:paragraph-rsid="00282173" style:font-weight-asian="bold" style:font-weight-complex="bold"/>
    </style:style>
    <style:style style:name="P20" style:family="paragraph" style:parent-style-name="Text_20_body">
      <style:text-properties style:font-name="verdana" fo:font-weight="bold" officeooo:rsid="00340e87" officeooo:paragraph-rsid="00340e87" style:font-weight-asian="bold" style:font-weight-complex="bold"/>
    </style:style>
    <style:style style:name="P21" style:family="paragraph" style:parent-style-name="Text_20_body">
      <style:text-properties style:font-name="verdana" officeooo:rsid="0021706e" officeooo:paragraph-rsid="0021706e"/>
    </style:style>
    <style:style style:name="P22" style:family="paragraph" style:parent-style-name="Text_20_body">
      <style:text-properties style:font-name="verdana" officeooo:rsid="00229a42" officeooo:paragraph-rsid="00229a42"/>
    </style:style>
    <style:style style:name="P23" style:family="paragraph" style:parent-style-name="Text_20_body">
      <style:text-properties style:font-name="verdana" officeooo:rsid="00239a3d" officeooo:paragraph-rsid="00239a3d"/>
    </style:style>
    <style:style style:name="P24" style:family="paragraph" style:parent-style-name="Text_20_body">
      <style:text-properties style:font-name="verdana" fo:font-weight="normal" officeooo:rsid="00245b7a" officeooo:paragraph-rsid="00245b7a" style:font-weight-asian="normal" style:font-weight-complex="normal"/>
    </style:style>
    <style:style style:name="P25" style:family="paragraph" style:parent-style-name="Text_20_body">
      <style:text-properties style:font-name="verdana" fo:font-weight="normal" officeooo:rsid="002690f7" officeooo:paragraph-rsid="002690f7" style:font-weight-asian="normal" style:font-weight-complex="normal"/>
    </style:style>
    <style:style style:name="P26" style:family="paragraph" style:parent-style-name="Text_20_body">
      <style:text-properties style:font-name="verdana" fo:font-weight="normal" officeooo:rsid="00282173" officeooo:paragraph-rsid="00282173" style:font-weight-asian="normal" style:font-weight-complex="normal"/>
    </style:style>
    <style:style style:name="P27" style:family="paragraph" style:parent-style-name="Text_20_body">
      <style:text-properties style:font-name="verdana" fo:font-weight="normal" officeooo:rsid="0028f99f" officeooo:paragraph-rsid="0028f99f" style:font-weight-asian="normal" style:font-weight-complex="normal"/>
    </style:style>
    <style:style style:name="P28" style:family="paragraph" style:parent-style-name="Text_20_body">
      <style:text-properties style:font-name="verdana" fo:font-weight="normal" officeooo:rsid="00340e87" officeooo:paragraph-rsid="00340e87" style:font-weight-asian="normal" style:font-weight-complex="normal"/>
    </style:style>
    <style:style style:name="P29" style:family="paragraph" style:parent-style-name="Text_20_body">
      <style:text-properties style:font-name="verdana" officeooo:paragraph-rsid="0025437b"/>
    </style:style>
    <style:style style:name="P30" style:family="paragraph" style:parent-style-name="Text_20_body">
      <style:text-properties style:font-name="verdana" officeooo:paragraph-rsid="001cc859"/>
    </style:style>
    <style:style style:name="P31" style:family="paragraph" style:parent-style-name="Text_20_body">
      <style:text-properties style:font-name="verdana" officeooo:rsid="0030ed9f" officeooo:paragraph-rsid="0030ed9f"/>
    </style:style>
    <style:style style:name="P32" style:family="paragraph" style:parent-style-name="Text_20_body">
      <style:text-properties style:font-name="verdana" officeooo:paragraph-rsid="001f7d01"/>
    </style:style>
    <style:style style:name="P33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1cbe4f" officeooo:paragraph-rsid="001cbe4f"/>
    </style:style>
    <style:style style:name="P34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style:font-name="verdana" officeooo:rsid="001cbe4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859" style:font-weight-asian="bold" style:font-weight-complex="bold"/>
    </style:style>
    <style:style style:name="T3" style:family="text">
      <style:text-properties fo:font-weight="bold" officeooo:rsid="001f7d01" style:font-weight-asian="bold" style:font-weight-complex="bold"/>
    </style:style>
    <style:style style:name="T4" style:family="text">
      <style:text-properties officeooo:rsid="00245b7a"/>
    </style:style>
    <style:style style:name="T5" style:family="text">
      <style:text-properties officeooo:rsid="0025437b"/>
    </style:style>
    <style:style style:name="T6" style:family="text">
      <style:text-properties officeooo:rsid="002690f7"/>
    </style:style>
    <style:style style:name="T7" style:family="text">
      <style:text-properties officeooo:rsid="00282173"/>
    </style:style>
    <style:style style:name="T8" style:family="text">
      <style:text-properties officeooo:rsid="002b312f"/>
    </style:style>
    <style:style style:name="T9" style:family="text">
      <style:text-properties officeooo:rsid="0030ed9f"/>
    </style:style>
    <style:style style:name="T10" style:family="text">
      <style:text-properties officeooo:rsid="0032ad6d"/>
    </style:style>
    <style:style style:name="T11" style:family="text">
      <style:text-properties officeooo:rsid="00340e87"/>
    </style:style>
    <style:style style:name="T12" style:family="text">
      <style:text-properties officeooo:rsid="00359b9e"/>
    </style:style>
    <style:style style:name="T13" style:family="text">
      <style:text-properties officeooo:rsid="00372087"/>
    </style:style>
    <style:style style:name="T14" style:family="text">
      <style:text-properties officeooo:rsid="00395a7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What is javascript?</text:p>
      <text:p text:style-name="P1"/>
      <text:p text:style-name="P1">Javascript is a scripting language that allows us to implement complex things on webpages</text:p>
      <text:p text:style-name="P1"/>
      <text:p text:style-name="P1">It is a interpreted programming language with object oriented capabilities and it is lightweight</text:p>
      <text:p text:style-name="P1"/>
      <text:p text:style-name="P1">Used as client side scrippting language to interact with the user and make dynamic webpages.</text:p>
      <text:p text:style-name="P1"/>
      <text:p text:style-name="P10">JavaScript can be used to trap user-initiated events such as button clicks, link navigation, and other actions that the user initiates explicitly or implicitly.</text:p>
      <text:p text:style-name="P33">Client-side JavaScript is the most common form of the language. The script should be included in an HTML document for the code to be interpreted by the browser.</text:p>
      <text:p text:style-name="P34"/>
      <text:p text:style-name="P5">2.How is it different from other scripting languages?</text:p>
      <text:p text:style-name="P6"/>
      <text:p text:style-name="P6"><text:span text:style-name="T9">Basically <text:s/>the difference is scripting languages do not require compilation <text:s/>step rather they are interpreted</text:span></text:p>
      <text:p text:style-name="P9"/>
      <text:p text:style-name="P9"><text:span text:style-name="T10">Javascript is o</text:span>riginally created for be executed in the web browser, however it is also possible to execute Javascript in the server side using NodeJS.</text:p>
      <text:p text:style-name="P9"/>
      <text:p text:style-name="P7">JQuery is a <text:s/>library <text:s/>built in javascript <text:s/>to <text:s/>simplify common tasks.<text:span text:style-name="T11">it cannot repace javascript .All jQuery code is javascript but <text:s/>jQuery doesn’t inclued all the javscript code </text:span></text:p>
      <text:p text:style-name="P8">No need to write much code which is already exists in jQuery </text:p>
      <text:p text:style-name="P7"/>
      <text:p text:style-name="P7">Angular js is used for frontend web applications <text:s/>like jQuery it is included in &lt;script&gt; tag is used to build single page web applications</text:p>
      <text:p text:style-name="P7"/>
      <text:p text:style-name="P7">Ajax is a way for javascript <text:s/>to request data from server wiithout refreshing the page </text:p>
      <text:p text:style-name="P7">Node.js <text:s/>allows javascript to run without a browser <text:s/>and is commonly used <text:s/>to run web servers</text:p>
      <text:p text:style-name="P7"/>
      <text:p text:style-name="P3">3.What are the advantages of JS?</text:p>
      <text:p text:style-name="P3"/>
      <text:p text:style-name="P3">1.Platform independent:</text:p>
      <text:p text:style-name="P2"/>
      <text:p text:style-name="P10"><text:s/>JavaScript is platform independed language. Any JavaScript-enabled browser can understand and interpreted JavaScript code.</text:p>
      <text:p text:style-name="P30"><text:span text:style-name="T2">2.Interpreted language:</text:span></text:p>
      <text:p text:style-name="P11">Javascript is a interpreted language .It requires no compilation process so compiler is not required</text:p>
      <text:p text:style-name="P11"><text:span text:style-name="T1">3.Dynamic Content:</text:span></text:p>
      <text:p text:style-name="P11"><text:soft-page-break/>Javascript is used to generate dynamic contents in awebsite</text:p>
      <text:p text:style-name="P12"><text:span text:style-name="T1">4.Less server interaction:</text:span></text:p>
      <text:p text:style-name="P12">We can validate the user input <text:s/>before sending the page to the server this saves server traffic which gives less load on server</text:p>
      <text:p text:style-name="P12"><text:span text:style-name="T1">5.Event based programming language:</text:span></text:p>
      <text:p text:style-name="P12">Different code segments are executed <text:s/>when a certain event ocurs in javascript <text:s/>like when a user clicks a button <text:s/></text:p>
      <text:p text:style-name="P11"/>
      <text:p text:style-name="P14">4.Name few open source libraries built on javascript?</text:p>
      <text:p text:style-name="P22">1.jQuery</text:p>
      <text:p text:style-name="P31">2.D3.js</text:p>
      <text:p text:style-name="P31">3.Three.js</text:p>
      <text:p text:style-name="P31">4.Glimmer</text:p>
      <text:p text:style-name="P31">5.Underscore and Loadash</text:p>
      <text:p text:style-name="P32"><text:span text:style-name="T3">5.How do you include a js file in html script?</text:span></text:p>
      <text:p text:style-name="P21">We can inclued our javascript in HTML in two ways</text:p>
      <text:p text:style-name="P21">1.Writing the <text:s/><text:span text:style-name="T5">c</text:span>ode in html document</text:p>
      <text:p text:style-name="P21">2.Including <text:s/>it as a link to an external file</text:p>
      <text:p text:style-name="P17"><text:span text:style-name="T6">1.</text:span>The script tag:</text:p>
      <text:p text:style-name="P23">The script is used to include javascript <text:s/>this javascript is directly written <text:s/>into our html page </text:p>
      <text:p text:style-name="P23">When using script tag we must <text:s/>always use the attribute name <text:s/>and value of type =”text/javascript”</text:p>
      <text:p text:style-name="P15">Example:</text:p>
      <text:p text:style-name="P23">&lt;script type =”text/javascript”&gt;</text:p>
      <text:p text:style-name="P23"><text:s/>alert(“This is alert box”);</text:p>
      <text:p text:style-name="P23">&lt;/script&gt;</text:p>
      <text:p text:style-name="P23"><text:span text:style-name="T1">2.Including it as a link to an external file:</text:span></text:p>
      <text:p text:style-name="P23">To include an <text:s/>external javascript file <text:s/>we can use the script tag <text:s/>with the attribute src </text:p>
      <text:p text:style-name="P23">The value of src attribute should be the path to our javascript</text:p>
      <text:p text:style-name="P15">Example:</text:p>
      <text:p text:style-name="P23"><text:soft-page-break/>&lt;script <text:s/>type=”text/javascript” src<text:span text:style-name="T4">=”path of javascript file.js”</text:span>&gt;<text:span text:style-name="T4">&lt;/script&gt;</text:span></text:p>
      <text:p text:style-name="P23"/>
      <text:p text:style-name="P13">6. What is the file extension for JavaScript?</text:p>
      <text:p text:style-name="P24">Js <text:s/>is <text:s/>a file extension <text:s/>for javascript source code file format.External scripts are practical <text:s/>when the same code is used in man<text:span text:style-name="T8">y </text:span>webpages</text:p>
      <text:p text:style-name="P24">javascrpt files <text:s/>have the file extension .js</text:p>
      <text:p text:style-name="P24">To use an external javascript ,put the name of the script file in source src attribute of a script tag</text:p>
      <text:p text:style-name="P16">7.How do you start a js code?</text:p>
      <text:p text:style-name="P29">JavaScript in &lt;head&gt; or &lt;body&gt; You can place any number of scripts in an HTMLdocument. </text:p>
      <text:p text:style-name="P29">Scripts can be placed in the &lt;body&gt; <text:s/>or in the &lt;head&gt; section of anHTML page, or in both.</text:p>
      <text:p text:style-name="P10">&lt;!DOCTYPE html&gt;<text:line-break/>&lt;html&gt;<text:line-break/><text:tab/>&lt;head&gt;<text:line-break/><text:tab/><text:tab/>&lt;meta charset="UTF-8"&gt;<text:line-break/><text:tab/><text:tab/>&lt;title&gt;My Web Page&lt;/title&gt;<text:line-break/><text:tab/><text:tab/>&lt;script&gt;<text:line-break/><text:tab/><text:tab/><text:tab/>alert('hello html');<text:line-break/><text:tab/><text:tab/>&lt;/script&gt;<text:line-break/><text:tab/><text:tab/>&lt;/head&gt;<text:line-break/>&lt;/html&gt;</text:p>
      <text:p text:style-name="P16">8.What are the various variable types in js?</text:p>
      <text:p text:style-name="P16"/>
      <text:p text:style-name="P25">In javascript <text:s/>there are two different kinds of data</text:p>
      <text:p text:style-name="P25">1.Primitives</text:p>
      <text:p text:style-name="P25">2.Objects</text:p>
      <text:p text:style-name="P25">There are six primitive data types in javascript</text:p>
      <text:p text:style-name="P25">1.Boolean</text:p>
      <text:p text:style-name="P25">2.Number</text:p>
      <text:p text:style-name="P25">3.String</text:p>
      <text:p text:style-name="P25">4.Null</text:p>
      <text:p text:style-name="P25">5.Undefined</text:p>
      <text:p text:style-name="P28"><text:soft-page-break/>6.Object</text:p>
      <text:p text:style-name="P18">1.Boolean:</text:p>
      <text:p text:style-name="P25">It represents two values true or false</text:p>
      <text:p text:style-name="P18">2.Number:</text:p>
      <text:p text:style-name="P25">Numbers can be written with decimal point and without decimal point </text:p>
      <text:p text:style-name="P25">Ex:</text:p>
      <text:p text:style-name="P25">var x=32;</text:p>
      <text:p text:style-name="P25">var y=8;</text:p>
      <text:p text:style-name="P18">3.String:</text:p>
      <text:p text:style-name="P25">Strings are used for storing text .Strings must be <text:s/>inside of either <text:s/>double or single quotes.In javascrpit strings are immutable </text:p>
      <text:p text:style-name="P25">EX:</text:p>
      <text:p text:style-name="P25">var <text:span text:style-name="T7">str=”Learning javascript”;</text:span></text:p>
      <text:p text:style-name="P26">var str1=’javascript can built dynamic webpages’;</text:p>
      <text:p text:style-name="P19">4.Null:</text:p>
      <text:p text:style-name="P26">Null has one <text:s/>value :null</text:p>
      <text:p text:style-name="P26">var x=null;</text:p>
      <text:p text:style-name="P19">5.Undefined</text:p>
      <text:p text:style-name="P26">A variable declared <text:s/>without a value <text:s/>will have the value undefined </text:p>
      <text:p text:style-name="P26">Example:</text:p>
      <text:p text:style-name="P26">&lt;html&gt;</text:p>
      <text:p text:style-name="P26">&lt;body&gt;</text:p>
      <text:p text:style-name="P26">&lt;p id=”demo”&gt;/p&gt;</text:p>
      <text:p text:style-name="P27">&lt;script&gt;</text:p>
      <text:p text:style-name="P27">var x;</text:p>
      <text:p text:style-name="P27">document.getElementByID(“demo”).innerHTML=x;</text:p>
      <text:p text:style-name="P27">&lt;/script&gt;</text:p>
      <text:p text:style-name="P27">&lt;/body&gt;</text:p>
      <text:p text:style-name="P27">&lt;/html&gt;</text:p>
      <text:p text:style-name="P27">Here the variable x is <text:s/>defined without a value so it is undefined.</text:p>
      <text:p text:style-name="P20">6.Object</text:p>
      <text:p text:style-name="P28"><text:soft-page-break/>Javascrpit objects are written with curly braces</text:p>
      <text:p text:style-name="P28">Object properties are <text:s/>written as name :value pairs separated by coma</text:p>
      <text:p text:style-name="P20">E<text:span text:style-name="T12">xample</text:span>:</text:p>
      <text:p text:style-name="P28">&lt;script&gt;</text:p>
      <text:p text:style-name="P28"><text:s/>var <text:span text:style-name="T13">car</text:span> = {</text:p>
      <text:p text:style-name="P28"><text:s text:c="4"/>Name : "<text:span text:style-name="T13">fiat</text:span>",</text:p>
      <text:p text:style-name="P28"><text:s text:c="4"/><text:span text:style-name="T13">Model</text:span> <text:s/>: <text:span text:style-name="T13">500</text:span>,</text:p>
      <text:p text:style-name="P28"><text:s text:c="4"/><text:span text:style-name="T13">color</text:span> <text:s text:c="6"/>: <text:span text:style-name="T13">grey</text:span>,</text:p>
      <text:p text:style-name="P28"><text:s text:c="4"/>};</text:p>
      <text:p text:style-name="P28">&lt;/script&gt;</text:p>
      <text:p text:style-name="P28">here <text:span text:style-name="T14">car</text:span> is the object <text:s/>which have 3 <text:s/>properties <text:span text:style-name="T13">Name model,col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Verdana" svg:font-family="Verdana, Geneva, Tahoma, Arial, Helvetica, sans-serif"/>
    <style:font-face style:name="arial" svg:font-family="arial"/>
    <style:font-face style:name="arial1" svg:font-family="arial, sans-serif"/>
    <style:font-face style:name="q serif" svg:font-family="'q serif', Georgia, Times, 'Times New Roman', 'Hiragino Kaku Gothic Pro', Meiryo, serif"/>
    <style:font-face style:name="FreeSans1" svg:font-family="FreeSans" style:font-family-generic="swiss"/>
    <style:font-face style:name="verdana" svg:font-family="verdana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0:14:13.714540889</meta:creation-date>
    <dc:date>2018-09-04T18:00:54.739733737</dc:date>
    <meta:editing-duration>PT28M2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106" meta:word-count="771" meta:character-count="4890" meta:non-whitespace-character-count="4133"/>
  </office:meta>
</office:document-meta>
</file>